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3.7cm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fo:min-height="2.75cm" fo:min-width="5.6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2.056cm" fo:min-width="3.6cm"/>
    </style:style>
    <style:style style:name="gr5" style:family="graphic" style:parent-style-name="standard">
      <style:graphic-properties draw:fill-color="#ccff66" draw:textarea-horizontal-align="justify" draw:textarea-vertical-align="middle" draw:auto-grow-height="false" fo:min-height="2.056cm" fo:min-width="3.6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2.056cm" fo:min-width="3.6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056cm" fo:min-width="3.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9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ccff66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kt „Crane“<text:line-break/><text:span text:style-name="T1">(C2IS </text:span><text:span text:style-name="T1">Spacea</text:span><text:span text:style-name="T1">utomati</text:span><text:span text:style-name="T1">sierung)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Jonhy B.</text:p>
            <text:p/>
            <text:p>domf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2" xml:id="id2" draw:id="id2" draw:layer="layout" svg:width="4.2cm" svg:height="2.3cm" svg:x="11.9cm" svg:y="9.706cm">
          <text:p text:style-name="P2">Mosquit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" draw:id="id9" draw:layer="layout" svg:width="6.1cm" svg:height="3cm" svg:x="11cm" svg:y="15.206cm">
          <text:p text:style-name="P2">OpenHA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4.1cm" svg:height="2.306cm" svg:x="0.1cm" svg:y="1cm">
          <text:p text:style-name="P2">ESP-01:</text:p>
          <text:p text:style-name="P2">Hauptschal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4.2cm" svg:height="2.3cm" svg:x="6.3cm" svg:y="9.706cm">
          <text:p text:style-name="P2">433MHz</text:p>
          <text:p text:style-name="P2">ASK Sen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4.2cm" svg:height="2.3cm" svg:x="18cm" svg:y="15.606cm">
          <text:p text:style-name="P2">Homematic<text:line-break/>CC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4.1cm" svg:height="2.306cm" svg:x="4.9cm" svg:y="1.006cm">
          <text:p text:style-name="P2">ESP-01:</text:p>
          <text:p text:style-name="P2">Türöff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1" draw:id="id11" draw:layer="layout" svg:width="4.1cm" svg:height="2.306cm" svg:x="0cm" svg:y="8.5cm">
          <text:p text:style-name="P2">Funk-</text:p>
          <text:p text:style-name="P2">Steckdos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2" draw:id="id12" draw:layer="layout" svg:width="4.1cm" svg:height="2.306cm" svg:x="0cm" svg:y="12.9cm">
          <text:p text:style-name="P2">Funk-</text:p>
          <text:p text:style-name="P2">Steckdose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" draw:id="id1" draw:layer="layout" svg:width="4.1cm" svg:height="2.306cm" svg:x="23.7cm" svg:y="1.006cm">
          <text:p text:style-name="P2">SONOFF</text:p>
          <text:p text:style-name="P2">Licht Vortra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4" draw:id="id4" draw:layer="layout" svg:width="4.1cm" svg:height="2.306cm" svg:x="19cm" svg:y="1.006cm">
          <text:p text:style-name="P2">SONOFF</text:p>
          <text:p text:style-name="P2">Licht Werkstat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6" draw:id="id6" draw:layer="layout" svg:width="4.1cm" svg:height="2.306cm" svg:x="9.6cm" svg:y="1cm">
          <text:p text:style-name="P2">SONOFF</text:p>
          <text:p text:style-name="P2">Licht Fl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5" draw:id="id5" draw:layer="layout" svg:width="4.1cm" svg:height="2.306cm" svg:x="14.3cm" svg:y="1.006cm">
          <text:p text:style-name="P2">SONOFF</text:p>
          <text:p text:style-name="P2">Licht Kü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4" draw:id="id14" draw:layer="layout" svg:width="4.1cm" svg:height="2.306cm" svg:x="23.7cm" svg:y="12.3cm">
          <text:p text:style-name="P2">HM</text:p>
          <text:p text:style-name="P2">Fenstersensor</text:p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5" draw:id="id15" draw:layer="layout" svg:width="4.1cm" svg:height="2.306cm" svg:x="23.7cm" svg:y="17.706cm">
          <text:p text:style-name="P2">HM</text:p>
          <text:p text:style-name="P2">Fenstersensor</text:p>
          <text:p text:style-name="P2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4.1cm" svg:height="2.306cm" svg:x="0.1cm" svg:y="4.6cm">
          <text:p text:style-name="P2">ESP-01:</text:p>
          <text:p text:style-name="P2">Temp/Hum/..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25.75cm" svg:y1="3.312cm" svg:x2="14cm" svg:y2="9.706cm" draw:start-shape="id1" draw:start-glue-point="2" draw:end-shape="id2" draw:end-glue-point="0" svg:d="M25750 3312l-11750 6394" svg:viewBox="0 0 11751 6395">
          <text:p/>
        </draw:connector>
        <draw:connector draw:style-name="gr8" draw:text-style-name="P8" draw:layer="layout" draw:type="line" svg:x1="4.2cm" svg:y1="5.753cm" svg:x2="14cm" svg:y2="9.706cm" draw:start-shape="id3" draw:start-glue-point="1" draw:end-shape="id2" draw:end-glue-point="0" svg:d="M4200 5753l9800 3953" svg:viewBox="0 0 9801 3954">
          <text:p/>
        </draw:connector>
        <draw:connector draw:style-name="gr8" draw:text-style-name="P8" draw:layer="layout" draw:type="line" svg:x1="21.05cm" svg:y1="3.312cm" svg:x2="14cm" svg:y2="9.706cm" draw:start-shape="id4" draw:start-glue-point="2" draw:end-shape="id2" draw:end-glue-point="0" svg:d="M21050 3312l-7050 6394" svg:viewBox="0 0 7051 6395">
          <text:p/>
        </draw:connector>
        <draw:connector draw:style-name="gr8" draw:text-style-name="P8" draw:layer="layout" draw:type="line" svg:x1="16.35cm" svg:y1="3.312cm" svg:x2="14cm" svg:y2="9.706cm" draw:start-shape="id5" draw:start-glue-point="2" draw:end-shape="id2" draw:end-glue-point="0" svg:d="M16350 3312l-2350 6394" svg:viewBox="0 0 2351 6395">
          <text:p/>
        </draw:connector>
        <draw:connector draw:style-name="gr8" draw:text-style-name="P8" draw:layer="layout" draw:type="line" svg:x1="11.65cm" svg:y1="3.306cm" svg:x2="14cm" svg:y2="9.706cm" draw:start-shape="id6" draw:start-glue-point="2" draw:end-shape="id2" draw:end-glue-point="0" svg:d="M11650 3306l2350 6400" svg:viewBox="0 0 2351 6401">
          <text:p/>
        </draw:connector>
        <draw:connector draw:style-name="gr8" draw:text-style-name="P8" draw:layer="layout" draw:type="line" svg:x1="6.95cm" svg:y1="3.312cm" svg:x2="14cm" svg:y2="9.706cm" draw:start-shape="id7" draw:start-glue-point="2" draw:end-shape="id2" draw:end-glue-point="0" svg:d="M6950 3312l7050 6394" svg:viewBox="0 0 7051 6395">
          <text:p/>
        </draw:connector>
        <draw:connector draw:style-name="gr8" draw:text-style-name="P8" draw:layer="layout" draw:type="line" svg:x1="2.15cm" svg:y1="3.306cm" svg:x2="14cm" svg:y2="9.706cm" draw:start-shape="id8" draw:start-glue-point="2" draw:end-shape="id2" draw:end-glue-point="0" svg:d="M2150 3306l11850 6400" svg:viewBox="0 0 11851 6401">
          <text:p/>
        </draw:connector>
        <draw:connector draw:style-name="gr8" draw:text-style-name="P8" draw:layer="layout" draw:type="line" svg:x1="14cm" svg:y1="12.006cm" svg:x2="14.05cm" svg:y2="15.206cm" draw:start-shape="id2" draw:start-glue-point="2" draw:end-shape="id9" draw:end-glue-point="0" svg:d="M14000 12006l50 3200" svg:viewBox="0 0 51 3201">
          <text:p/>
        </draw:connector>
        <draw:connector draw:style-name="gr8" draw:text-style-name="P8" draw:layer="layout" draw:type="line" svg:x1="10.5cm" svg:y1="10.856cm" svg:x2="11.9cm" svg:y2="10.856cm" draw:start-shape="id10" draw:start-glue-point="1" draw:end-shape="id2" draw:end-glue-point="3" svg:d="M10500 10856h1400" svg:viewBox="0 0 1401 1">
          <text:p/>
        </draw:connector>
        <draw:connector draw:style-name="gr8" draw:text-style-name="P8" draw:layer="layout" draw:type="line" svg:x1="4.1cm" svg:y1="9.653cm" svg:x2="6.3cm" svg:y2="10.856cm" draw:start-shape="id11" draw:start-glue-point="1" draw:end-shape="id10" draw:end-glue-point="3" svg:d="M4100 9653l2200 1203" svg:viewBox="0 0 2201 1204">
          <text:p/>
        </draw:connector>
        <draw:connector draw:style-name="gr8" draw:text-style-name="P8" draw:layer="layout" draw:type="line" svg:x1="4.1cm" svg:y1="14.053cm" svg:x2="6.3cm" svg:y2="10.856cm" draw:start-shape="id12" draw:start-glue-point="1" draw:end-shape="id10" draw:end-glue-point="3" svg:d="M4100 14053l2200-3197" svg:viewBox="0 0 2201 3198">
          <text:p/>
        </draw:connector>
        <draw:connector draw:style-name="gr8" draw:text-style-name="P8" draw:layer="layout" draw:type="line" svg:x1="17.1cm" svg:y1="16.706cm" svg:x2="18cm" svg:y2="16.756cm" draw:start-shape="id9" draw:start-glue-point="1" draw:end-shape="id13" draw:end-glue-point="3" svg:d="M17100 16706l900 50" svg:viewBox="0 0 901 51">
          <text:p/>
        </draw:connector>
        <draw:connector draw:style-name="gr8" draw:text-style-name="P8" draw:layer="layout" draw:type="line" svg:x1="23.7cm" svg:y1="13.453cm" svg:x2="22.2cm" svg:y2="16.756cm" draw:start-shape="id14" draw:start-glue-point="3" draw:end-shape="id13" draw:end-glue-point="1" svg:d="M23700 13453l-1500 3303" svg:viewBox="0 0 1501 3304">
          <text:p/>
        </draw:connector>
        <draw:connector draw:style-name="gr8" draw:text-style-name="P8" draw:layer="layout" draw:type="line" svg:x1="23.7cm" svg:y1="18.859cm" svg:x2="22.2cm" svg:y2="16.756cm" draw:start-shape="id15" draw:start-glue-point="3" draw:end-shape="id13" svg:d="M23700 18859l-1500-2103" svg:viewBox="0 0 1501 2104">
          <text:p/>
        </draw:connector>
        <draw:frame draw:style-name="gr9" draw:text-style-name="P9" draw:layer="layout" svg:width="2.288cm" svg:height="1.505cm" svg:x="12.7cm" svg:y="4.606cm">
          <draw:text-box>
            <text:p><text:span text:style-name="T2">WLAN/</text:span></text:p>
            <text:p><text:span text:style-name="T2">MQTT</text:span></text:p>
          </draw:text-box>
        </draw:frame>
        <draw:frame draw:style-name="gr10" draw:text-style-name="P9" draw:layer="layout" svg:width="2.758cm" svg:height="1.505cm" svg:x="2.7cm" svg:y="11.101cm">
          <draw:text-box>
            <text:p><text:span text:style-name="T2">433MHz/</text:span><text:span text:style-name="T2"><text:line-break/></text:span><text:span text:style-name="T2">ASK</text:span></text:p>
          </draw:text-box>
        </draw:frame>
        <draw:frame draw:style-name="gr11" draw:text-style-name="P9" draw:layer="layout" svg:width="2.758cm" svg:height="1.505cm" svg:x="23.3cm" svg:y="15.401cm">
          <draw:text-box>
            <text:p><text:span text:style-name="T2">868MHz/</text:span><text:span text:style-name="T2"><text:line-break/></text:span><text:span text:style-name="T2">H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cherheit Dienste:<text:line-break/>MQT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quitto-Server läuft hinter einer Firewall → keine Verbindung aus dem Internet möglich</text:p>
              </text:list-item>
              <text:list-item>
                <text:p>Dediziertes WLAN mit WPA2/PSK </text:p>
              </text:list-item>
              <text:list-item>
                <text:p>Verbindungsaufbau mit TLS → Kein Klartext auf der Übertragungsstrecke</text:p>
              </text:list-item>
              <text:list-item>
                <text:p>Authentifizierung mit Username / Passwort</text:p>
              </text:list-item>
              <text:list-item>
                <text:p>ACLs auf Top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cherheit Dienste:<text:line-break/>Homema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CU läuft hinter einer Firewall → Keine Verbindung aus dem Internet möglich</text:p>
              </text:list-item>
              <text:list-item>
                <text:p>Dediziertes WLAN mit WPA2/PSK</text:p>
              </text:list-item>
              <text:list-item>
                <text:p>Aufbau der Verbindung mit TLS → Kein Klartext auf der Übertragungsstrecke</text:p>
              </text:list-item>
              <text:list-item>
                <text:p>Authentifzierung mit Username / Passwor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cherheit Dienste:<text:line-break/>433MHz ASK Sen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bindung mit Mosquitto-Server per TLS </text:p>
              </text:list-item>
              <text:list-item>
                <text:p>Authentifizierung mit Username / Passwort an Mosquitto-Server</text:p>
              </text:list-item>
              <text:list-item>
                <text:p>Lokaler Zugriff auf GPIO zum Sen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cherheit Übertragungsweg:<text:line-break/>W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diziertes WLAN nur für die Automation</text:p>
              </text:list-item>
              <text:list-item>
                <text:p>WPA2 / P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cherheit Übertragungsweg:<text:line-break/>868MHz Homema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schlüsselte Kommunikation zwischen Sensoren und CC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cherheit Übertragungsweg: 433MHz AS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jektseite (Serverconfig, Ansible Playbooks): <text:a xlink:href="https://github.com/chaos-consulting/crane" xlink:type="simple">https://github.com/chaos-consulting/crane</text:a></text:p>
              </text:list-item>
              <text:list-item>
                <text:p>Firmware: <text:a xlink:href="https://github.com/chaos-consulting/crane-code" xlink:type="simple">https://github.com/chaos-consulting/crane-code</text:a></text:p>
              </text:list-item>
              <text:list-item>
                <text:p>OpenHAB: <text:line-break/><text:a xlink:href="http://www.openhab.org/" xlink:type="simple">http://www.openhab.org/</text:a></text:p>
              </text:list-item>
              <text:list-item>
                <text:p>Arduino-IDE:<text:line-break/><text:a xlink:href="http://www.arduino.org/" xlink:type="simple">http://www.arduino.org/</text:a></text:p>
              </text:list-item>
              <text:list-item>
                <text:p>Arduino ESP8266 Library:<text:line-break/><text:a xlink:href="https://github.com/esp8266/Arduino" xlink:type="simple">https://github.com/esp8266/Arduino</text:a></text:p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20:50:44.452816041</meta:creation-date>
    <dc:date>2016-10-12T18:06:24.614825870</dc:date>
    <meta:editing-duration>PT33M41S</meta:editing-duration>
    <meta:editing-cycles>11</meta:editing-cycles>
    <meta:generator>LibreOffice/5.1.4.2$Linux_X86_64 LibreOffice_project/10m0$Build-2</meta:generator>
    <meta:document-statistic meta:object-count="87"/>
  </office:meta>
</office:document-meta>
</file>